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C8C6E17DC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1">
      <style:text-properties fo:color="#006600"/>
    </style:style>
    <style:style style:name="P6" style:family="paragraph" style:parent-style-name="Horizontal_20_Line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lower Arrangements</text:h>
      <text:h text:style-name="Heading_20_2" text:outline-level="2">Title</text:h>
      <text:p text:style-name="P3"><draw:frame draw:style-name="fr1" draw:name="graphics1" text:anchor-type="paragraph" svg:x="0.06cm" svg:y="0cm" svg:width="3.611cm" svg:height="3.611cm" draw:z-index="0"><draw:image xlink:href="Pictures/10000000000000C8000000C8C6E17DCD.jpg" xlink:type="simple" xlink:show="embed" xlink:actuate="onLoad"/></draw:frame>Price</text:p>
      <text:p text:style-name="P4">Description</text:p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elected Flowers Arrangements</text:p>
      </style:header>
      <style:footer>
        <text:p text:style-name="MP2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6T12:33:18.64</meta:creation-date>
    <dc:date>2014-02-16T14:44:05.39</dc:date>
    <meta:editing-duration>PT4M21S</meta:editing-duration>
    <meta:editing-cycles>1</meta:editing-cycles>
    <meta:generator>OpenOffice/4.0.1$Win32 OpenOffice.org_project/401m5$Build-9714</meta:generator>
    <meta:document-statistic meta:table-count="0" meta:image-count="1" meta:object-count="0" meta:page-count="1" meta:paragraph-count="6" meta:word-count="12" meta:character-count="80"/>
  </office:meta>
</office:document-meta>
</file>